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2.29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068cm" fo:min-width="1.2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118cm"/>
    </style:style>
    <style:style style:name="gr10" style:family="graphic" style:parent-style-name="standard">
      <style:graphic-properties draw:fill="solid" draw:fill-color="#ccffcc" draw:textarea-horizontal-align="justify" draw:textarea-vertical-align="middle" draw:auto-grow-height="false" fo:min-height="1.277cm" fo:min-width="2.465cm"/>
    </style:style>
    <style:style style:name="gr11" style:family="graphic" style:parent-style-name="standard">
      <style:graphic-properties draw:fill="solid" draw:fill-color="#ccffcc" draw:textarea-horizontal-align="justify" draw:textarea-vertical-align="middle" draw:auto-grow-height="false" fo:min-height="1.03cm" fo:min-width="3.099cm"/>
    </style:style>
    <style:style style:name="gr12" style:family="graphic" style:parent-style-name="standard">
      <style:graphic-properties draw:fill="solid" draw:fill-color="#ccffcc" draw:textarea-horizontal-align="justify" draw:textarea-vertical-align="middle" draw:auto-grow-height="false" fo:min-height="1.782cm" fo:min-width="1.343cm"/>
    </style:style>
    <style:style style:name="gr13" style:family="graphic" style:parent-style-name="standard">
      <style:graphic-properties draw:fill="solid" draw:fill-color="#ccffcc" draw:textarea-horizontal-align="justify" draw:textarea-vertical-align="middle" draw:auto-grow-height="false" fo:min-height="1.909cm" fo:min-width="4.453cm"/>
    </style:style>
    <style:style style:name="gr14" style:family="graphic" style:parent-style-name="standard">
      <style:graphic-properties draw:fill="solid" draw:fill-color="#ccffcc" draw:textarea-horizontal-align="justify" draw:textarea-vertical-align="middle" draw:auto-grow-height="false" fo:min-height="1.097cm" fo:min-width="1.9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29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18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54cm" style:use-optimal-column-width="false"/>
    </style:style>
    <style:style style:name="co3" style:family="table-column">
      <style:table-column-properties style:column-width="6.423cm" style:use-optimal-column-width="false"/>
    </style:style>
    <style:style style:name="co4" style:family="table-column">
      <style:table-column-properties style:column-width="13.863cm" style:use-optimal-column-width="false"/>
    </style:style>
    <style:style style:name="co5" style:family="table-column">
      <style:table-column-properties style:column-width="15.977cm" style:use-optimal-column-width="false"/>
    </style:style>
    <style:style style:name="co6" style:family="table-column">
      <style:table-column-properties style:column-width="10.372cm" style:use-optimal-column-width="false"/>
    </style:style>
    <style:style style:name="co7" style:family="table-column">
      <style:table-column-properties style:column-width="9.31cm" style:use-optimal-column-width="false"/>
    </style:style>
    <style:style style:name="co8" style:family="table-column">
      <style:table-column-properties style:column-width="8.825cm" style:use-optimal-column-width="false"/>
    </style:style>
    <style:style style:name="ro1" style:family="table-row">
      <style:table-row-properties style:row-height="2.515cm"/>
    </style:style>
    <style:style style:name="ro2" style:family="table-row">
      <style:table-row-properties style:row-height="2.643cm"/>
    </style:style>
    <style:style style:name="ro3" style:family="table-row">
      <style:table-row-properties style:row-height="2.517cm"/>
    </style:style>
    <style:style style:name="ro4" style:family="table-row">
      <style:table-row-properties style:row-height="1.395cm"/>
    </style:style>
    <style:style style:name="ro5" style:family="table-row">
      <style:table-row-properties style:row-height="1.343cm"/>
    </style:style>
    <style:style style:name="ro6" style:family="table-row">
      <style:table-row-properties style:row-height="1.153cm"/>
    </style:style>
    <style:style style:name="ce1" style:family="table-cell">
      <style:graphic-properties style:repeat="repeat"/>
      <style:text-properties fo:color="#0066cc"/>
    </style:style>
    <style:style style:name="ce2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color="#0066cc" fo:font-size="14pt" style:font-size-asian="14pt" style:font-size-complex="14pt"/>
    </style:style>
    <style:style style:name="ce4" style:family="table-cell">
      <style:graphic-properties style:repeat="repeat"/>
      <style:paragraph-properties fo:line-height="150%"/>
      <style:text-properties fo:color="#0066cc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d320"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line-height="150%"/>
    </style:style>
    <style:style style:name="T1" style:family="text">
      <style:text-properties fo:color="#ffd320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66cc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66c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94cm" svg:height="3.81cm" svg:x="8.495cm" svg:y="5.447cm">
          <text:p text:style-name="P1"><text:span text:style-name="T1">dff_sync_</text:span></text:p>
          <text:p text:style-name="P1"><text:span text:style-name="T1">prese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844cm" svg:y1="6.082cm" svg:x2="8.495cm" svg:y2="6.082cm">
          <text:p/>
        </draw:line>
        <draw:custom-shape draw:style-name="gr3" draw:text-style-name="P1" draw:layer="layout" svg:width="2.032cm" svg:height="0.635cm" svg:x="6.971cm" svg:y="7.2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467cm" svg:height="0.806cm" svg:x="5.955cm" svg:y="5.347cm">
          <draw:text-box>
            <text:p><text:span text:style-name="T2">data</text:span></text:p>
          </draw:text-box>
        </draw:frame>
        <draw:frame draw:style-name="gr5" draw:text-style-name="P3" draw:layer="layout" svg:width="1.637cm" svg:height="0.806cm" svg:x="5.974cm" svg:y="6.571cm">
          <draw:text-box>
            <text:p><text:span text:style-name="T2">clock</text:span></text:p>
          </draw:text-box>
        </draw:frame>
        <draw:line draw:style-name="gr2" draw:text-style-name="P1" draw:layer="layout" svg:x1="11.289cm" svg:y1="6.59cm" svg:x2="13.067cm" svg:y2="6.59cm">
          <text:p/>
        </draw:line>
        <draw:frame draw:style-name="gr6" draw:text-style-name="P3" draw:layer="layout" svg:width="0.777cm" svg:height="0.806cm" svg:x="12.559cm" svg:y="5.755cm">
          <draw:text-box>
            <text:p><text:span text:style-name="T2">q</text:span></text:p>
          </draw:text-box>
        </draw:frame>
        <draw:frame draw:style-name="gr7" draw:text-style-name="P4" draw:layer="layout" svg:width="13.52cm" svg:height="1.119cm" svg:x="4.206cm" svg:y="2.346cm">
          <draw:text-box>
            <text:p><text:span text:style-name="T3">D-flip flop with synchronous preset</text:span></text:p>
          </draw:text-box>
        </draw:frame>
        <draw:connector draw:style-name="gr2" draw:text-style-name="P1" draw:layer="layout" svg:x1="7.541cm" svg:y1="4.578cm" svg:x2="9.892cm" svg:y2="5.447cm" draw:end-shape="id1" draw:end-glue-point="0" svg:d="M7541 4578v184h2351v685" svg:viewBox="0 0 2352 870">
          <text:p/>
        </draw:connector>
        <draw:frame draw:style-name="gr8" draw:text-style-name="P3" draw:layer="layout" svg:width="1.882cm" svg:height="0.806cm" svg:x="5.85cm" svg:y="3.878cm">
          <draw:text-box>
            <text:p><text:span text:style-name="T2">preset</text:span></text:p>
          </draw:text-box>
        </draw:frame>
      </draw:page>
      <draw:page draw:name="page2" draw:style-name="dp1" draw:master-page-name="Default">
        <draw:frame draw:style-name="standard" draw:layer="layout" svg:width="18.167cm" svg:height="12.706cm" svg:x="1.894cm" svg:y="4.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<text:s text:c="4"/></text:span></text:p>
                <text:p><text:span text:style-name="T4"><text:s text:c="6"/></text:span><text:span text:style-name="T4">signal</text:span></text:p>
              </table:table-cell>
              <table:table-cell>
                <text:p><text:span text:style-name="T4"/></text:p>
                <text:p><text:span text:style-name="T4"><text:s text:c="5"/></text:span><text:span text:style-name="T4">direction</text:span></text:p>
              </table:table-cell>
              <table:table-cell>
                <text:p><text:span text:style-name="T4"/></text:p>
                <text:p><text:span text:style-name="T4"><text:s text:c="8"/></text:span><text:span text:style-name="T4">width</text:span></text:p>
              </table:table-cell>
              <table:table-cell>
                <text:p><text:span text:style-name="T4"/></text:p>
                <text:p><text:span text:style-name="T4"><text:s/></text:span><text:span text:style-name="T4">description</text:span></text:p>
              </table:table-cell>
            </table:table-row>
            <table:table-row table:style-name="ro2" table:default-cell-style-name="ce1">
              <table:table-cell>
                <text:p><text:span text:style-name="T4">data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1 bit input <text:s text:c="5"/>data</text:span></text:p>
              </table:table-cell>
            </table:table-row>
            <table:table-row table:style-name="ro1" table:default-cell-style-name="ce1">
              <table:table-cell>
                <text:p><text:span text:style-name="T4">clock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Assume 50MHz</text:span></text:p>
              </table:table-cell>
            </table:table-row>
            <table:table-row table:style-name="ro3" table:default-cell-style-name="ce1">
              <table:table-cell>
                <text:p><text:span text:style-name="T4">preset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7"/></text:span><text:span text:style-name="T4">1 bit</text:span></text:p>
              </table:table-cell>
              <table:table-cell>
                <text:p><text:span text:style-name="T4">1 bit input data</text:span></text:p>
              </table:table-cell>
            </table:table-row>
            <table:table-row table:style-name="ro3" table:default-cell-style-name="ce1">
              <table:table-cell>
                <text:p><text:span text:style-name="T4">q</text:span></text:p>
              </table:table-cell>
              <table:table-cell>
                <text:p><text:span text:style-name="T4">output</text:span></text:p>
              </table:table-cell>
              <table:table-cell>
                <text:p><text:span text:style-name="T4"><text:s text:c="7"/></text:span><text:span text:style-name="T4">1 bit</text:span></text:p>
              </table:table-cell>
              <table:table-cell>
                <text:p><text:span text:style-name="T4">1 bit input dat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4" draw:layer="layout" svg:width="7.618cm" svg:height="1.119cm" svg:x="7.005cm" svg:y="1.792cm">
          <draw:text-box>
            <text:p><text:span text:style-name="T3">Module description</text:span></text:p>
          </draw:text-box>
        </draw:frame>
      </draw:page>
      <draw:page draw:name="page3" draw:style-name="dp1" draw:master-page-name="Default">
        <draw:custom-shape draw:style-name="gr10" draw:text-style-name="P5" draw:layer="layout" svg:width="4.191cm" svg:height="2.159cm" svg:x="8.285cm" svg:y="3.797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5.715cm" svg:height="2.032cm" svg:x="7.658cm" svg:y="8.442cm">
          <text:p text:style-name="P1"><text:span text:style-name="T5"><text:s text:c="6"/></text:span><text:span text:style-name="T5">input=data,preset,</text:span></text:p>
          <text:p text:style-name="P1"><text:span text:style-name="T5">clock</text:span></text:p>
          <text:p text:style-name="P1"><text:span text:style-name="T5">output=q.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5" xml:id="id2" draw:id="id2" draw:layer="layout" svg:width="3.683cm" svg:height="4.064cm" svg:x="8.609cm" svg:y="12.741cm">
          <text:p text:style-name="P1"><text:span text:style-name="T2">pres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5" draw:layer="layout" svg:width="4.953cm" svg:height="2.159cm" svg:x="8.066cm" svg:y="19.726cm">
          <text:p text:style-name="P1"><text:span text:style-name="T2">q=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3" draw:id="id3" draw:layer="layout" svg:width="4.953cm" svg:height="2.159cm" svg:x="14.843cm" svg:y="16.297cm">
          <text:p text:style-name="P1"><text:span text:style-name="T2">q=1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429cm" svg:height="1.905cm" svg:x="8.874cm" svg:y="24.39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292cm" svg:y1="14.773cm" svg:x2="17.319cm" svg:y2="16.297cm" draw:start-shape="id2" draw:start-glue-point="7" draw:end-shape="id3" draw:end-glue-point="0" svg:d="M12292 14773h5027v1524" svg:viewBox="0 0 5028 1525">
          <text:p/>
        </draw:connector>
        <draw:line draw:style-name="gr2" draw:text-style-name="P1" draw:layer="layout" svg:x1="10.525cm" svg:y1="16.805cm" svg:x2="10.525cm" svg:y2="20.107cm">
          <text:p/>
        </draw:line>
        <draw:line draw:style-name="gr2" draw:text-style-name="P1" draw:layer="layout" svg:x1="10.471cm" svg:y1="5.983cm" svg:x2="10.471cm" svg:y2="8.523cm">
          <text:p/>
        </draw:line>
        <draw:line draw:style-name="gr2" draw:text-style-name="P1" draw:layer="layout" svg:x1="10.471cm" svg:y1="10.555cm" svg:x2="10.471cm" svg:y2="12.841cm">
          <text:p/>
        </draw:line>
        <draw:line draw:style-name="gr2" draw:text-style-name="P1" draw:layer="layout" svg:x1="10.652cm" svg:y1="21.885cm" svg:x2="10.652cm" svg:y2="24.679cm">
          <text:p/>
        </draw:line>
        <draw:frame draw:style-name="gr15" draw:text-style-name="P3" draw:layer="layout" svg:width="1.438cm" svg:height="0.806cm" svg:x="14.554cm" svg:y="14.011cm">
          <draw:text-box>
            <text:p><text:span text:style-name="T2">high</text:span></text:p>
          </draw:text-box>
        </draw:frame>
        <draw:frame draw:style-name="gr15" draw:text-style-name="P3" draw:layer="layout" svg:width="1.438cm" svg:height="0.806cm" svg:x="10.406cm" svg:y="17.621cm">
          <draw:text-box>
            <text:p><text:span text:style-name="T2">low</text:span></text:p>
          </draw:text-box>
        </draw:frame>
        <draw:frame draw:style-name="gr16" draw:text-style-name="P4" draw:layer="layout" svg:width="11.797cm" svg:height="1.119cm" svg:x="5.112cm" svg:y="1.235cm">
          <draw:text-box>
            <text:p><text:span text:style-name="T3">Flow chart for dff_sync_preset</text:span></text:p>
          </draw:text-box>
        </draw:frame>
      </draw:page>
      <draw:page draw:name="page4" draw:style-name="dp1" draw:master-page-name="Default">
        <draw:frame draw:style-name="gr17" draw:text-style-name="P4" draw:layer="layout" svg:width="4.418cm" svg:height="1.119cm" svg:x="8.12cm" svg:y="1.584cm">
          <draw:text-box>
            <text:p><text:span text:style-name="T3">Test cases</text:span></text:p>
          </draw:text-box>
        </draw:frame>
        <draw:frame draw:style-name="standard" draw:layer="layout" svg:width="64.769cm" svg:height="20.426cm" svg:x="-21.606cm" svg:y="4.05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><text:span text:style-name="T6">S.no</text:span></text:p>
              </table:table-cell>
              <table:table-cell>
                <text:p><text:span text:style-name="T6">Functionality</text:span></text:p>
              </table:table-cell>
              <table:table-cell>
                <text:p><text:span text:style-name="T6"><text:s text:c="4"/></text:span><text:span text:style-name="T6">Test procedure</text:span></text:p>
              </table:table-cell>
              <table:table-cell>
                <text:p><text:span text:style-name="T6">Expected output</text:span></text:p>
              </table:table-cell>
              <table:table-cell>
                <text:p><text:span text:style-name="T6">Actual output</text:span></text:p>
              </table:table-cell>
              <table:table-cell>
                <text:p><text:span text:style-name="T6">Result </text:span></text:p>
                <text:p><text:span text:style-name="T6">Pass/fail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6">1.</text:span></text:p>
              </table:table-cell>
              <table:table-cell>
                <text:p><text:span text:style-name="T7">Preset check-</text:span></text:p>
                <text:p><text:span text:style-name="T7">Check for preset of the circuit by making preset is high.</text:span></text:p>
                <text:p><text:span text:style-name="T7"/></text:p>
                <text:p><text:span text:style-name="T7"><text:s/></text:span><text:span text:style-name="T7">According to spec the circuit will be preset to 1.</text:span></text:p>
                <text:p><text:span text:style-name="T7">when posedge clock arrives <text:s text:c="2"/></text:span></text:p>
              </table:table-cell>
              <table:table-cell>
                <text:p><text:span text:style-name="T7">Make</text:span></text:p>
                <text:p><text:span text:style-name="T7"><text:s/></text:span><text:span text:style-name="T7">preset=1</text:span></text:p>
                <text:p><text:span text:style-name="T7">(at negedge clk)</text:span></text:p>
              </table:table-cell>
              <table:table-cell table:style-name="ce4">
                <text:p text:style-name="P7"><text:span text:style-name="T7">q=1</text:span></text:p>
                <text:p text:style-name="P7"><text:span text:style-name="T7">(it preset the at posedge clock)</text:span></text:p>
              </table:table-cell>
              <table:table-cell>
                <text:p><text:span text:style-name="T7">clock=0,</text:span><text:span text:style-name="T7"><text:tab/></text:span><text:span text:style-name="T7">preset=1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clock=1,</text:span><text:span text:style-name="T7"><text:tab/></text:span><text:span text:style-name="T7">preset=1,</text:span><text:span text:style-name="T7"><text:tab/></text:span><text:span text:style-name="T7">data=0,</text:span><text:span text:style-name="T7"><text:tab/></text:span><text:span text:style-name="T7">q=1</text:span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2.</text:span></text:p>
              </table:table-cell>
              <table:table-cell>
                <text:p><text:span text:style-name="T7">preset check-</text:span></text:p>
                <text:p><text:span text:style-name="T7">Check for preset of the circuit by making preset is low.</text:span></text:p>
                <text:p><text:span text:style-name="T7"/></text:p>
                <text:p><text:span text:style-name="T7">According to spec output <text:s/>follows the input.</text:span></text:p>
              </table:table-cell>
              <table:table-cell>
                <text:p><text:span text:style-name="T7">Make</text:span></text:p>
                <text:p><text:span text:style-name="T7"><text:s/></text:span><text:span text:style-name="T7">preset=0</text:span></text:p>
                <text:p><text:span text:style-name="T7">input=data</text:span></text:p>
                <text:p><text:span text:style-name="T7">(at negedge clk)</text:span></text:p>
              </table:table-cell>
              <table:table-cell>
                <text:p><text:span text:style-name="T7">q=data(it follows the input)</text:span></text:p>
              </table:table-cell>
              <table:table-cell>
                <text:p><text:span text:style-name="T7">clock=0,</text:span><text:span text:style-name="T7"><text:tab/></text:span><text:span text:style-name="T7">preset=0,</text:span><text:span text:style-name="T7"><text:tab/></text:span><text:span text:style-name="T7">data=1,</text:span><text:span text:style-name="T7"><text:tab/></text:span><text:span text:style-name="T7">q=1</text:span></text:p>
                <text:p><text:span text:style-name="T7">clock=1,</text:span><text:span text:style-name="T7"><text:tab/></text:span><text:span text:style-name="T7">preset=0,</text:span><text:span text:style-name="T7"><text:tab/></text:span><text:span text:style-name="T7">data=1,</text:span><text:span text:style-name="T7"><text:tab/></text:span><text:span text:style-name="T7">q=1</text:span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3.</text:span></text:p>
              </table:table-cell>
              <table:table-cell>
                <text:p><text:span text:style-name="T7">Preset check-</text:span></text:p>
                <text:p><text:span text:style-name="T7">Check for preset of the circuit by making preset is unknown.</text:span></text:p>
                <text:p><text:span text:style-name="T7"/></text:p>
                <text:p><text:span text:style-name="T7">According to spec it holds the previous input.</text:span></text:p>
              </table:table-cell>
              <table:table-cell>
                <text:p><text:span text:style-name="T7">Make </text:span></text:p>
                <text:p><text:span text:style-name="T7">preset=x,</text:span></text:p>
                <text:p><text:span text:style-name="T7">Input=data.</text:span></text:p>
                <text:p><text:span text:style-name="T7">(at negedge clk)</text:span></text:p>
              </table:table-cell>
              <table:table-cell>
                <text:p><text:span text:style-name="T7">q=q.(it holds the previous input)</text:span></text:p>
              </table:table-cell>
              <table:table-cell>
                <text:p><text:span text:style-name="T7">clock=1,</text:span><text:span text:style-name="T7"><text:tab/></text:span><text:span text:style-name="T7">preset=0,</text:span><text:span text:style-name="T7"><text:tab/></text:span><text:span text:style-name="T7">data=1,</text:span><text:span text:style-name="T7"><text:tab/></text:span><text:span text:style-name="T7">q=1</text:span></text:p>
                <text:p><text:span text:style-name="T7">clock=0,</text:span><text:span text:style-name="T7"><text:tab/></text:span><text:span text:style-name="T7">preset=x,</text:span><text:span text:style-name="T7"><text:tab/></text:span><text:span text:style-name="T7">data=0,</text:span><text:span text:style-name="T7"><text:tab/></text:span><text:span text:style-name="T7">q=1</text:span></text:p>
                <text:p><text:span text:style-name="T7">clock=1,</text:span><text:span text:style-name="T7"><text:tab/></text:span><text:span text:style-name="T7">preset=x,</text:span><text:span text:style-name="T7"><text:tab/></text:span><text:span text:style-name="T7">data=0,</text:span><text:span text:style-name="T7"><text:tab/></text:span><text:span text:style-name="T7">q=1</text:span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4.</text:span></text:p>
              </table:table-cell>
              <table:table-cell>
                <text:p><text:span text:style-name="T7">Preset check-</text:span></text:p>
                <text:p><text:span text:style-name="T7">Check for preset of the circuit by making preset is z.</text:span></text:p>
                <text:p><text:span text:style-name="T7"/></text:p>
                <text:p><text:span text:style-name="T7">According to spec it holds the previous input.</text:span></text:p>
              </table:table-cell>
              <table:table-cell>
                <text:p><text:span text:style-name="T7">Make </text:span></text:p>
                <text:p><text:span text:style-name="T7">preset=z,</text:span></text:p>
                <text:p><text:span text:style-name="T7">input=data,</text:span></text:p>
                <text:p><text:span text:style-name="T7">(at negedge clk)</text:span></text:p>
              </table:table-cell>
              <table:table-cell>
                <text:p><text:span text:style-name="T7">q=q(it holds the previous input)</text:span></text:p>
              </table:table-cell>
              <table:table-cell>
                <text:p><text:span text:style-name="T7">clock=1,</text:span><text:span text:style-name="T7"><text:tab/></text:span><text:span text:style-name="T7">preset=0,</text:span><text:span text:style-name="T7"><text:tab/></text:span><text:span text:style-name="T7">data=1,</text:span><text:span text:style-name="T7"><text:tab/></text:span><text:span text:style-name="T7">q=1</text:span></text:p>
                <text:p><text:span text:style-name="T7">clock=0,</text:span><text:span text:style-name="T7"><text:tab/></text:span><text:span text:style-name="T7">preset=z,</text:span><text:span text:style-name="T7"><text:tab/></text:span><text:span text:style-name="T7">data=1,</text:span><text:span text:style-name="T7"><text:tab/></text:span><text:span text:style-name="T7">q=1</text:span></text:p>
                <text:p><text:span text:style-name="T7">clock=1,</text:span><text:span text:style-name="T7"><text:tab/></text:span><text:span text:style-name="T7">preset=z,</text:span><text:span text:style-name="T7"><text:tab/></text:span><text:span text:style-name="T7">data=1,</text:span><text:span text:style-name="T7"><text:tab/></text:span><text:span text:style-name="T7">q=1</text:span></text:p>
              </table:table-cell>
              <table:table-cell/>
            </table:table-row>
            <table:table-row table:style-name="ro6" table:default-cell-style-name="ce3">
              <table:table-cell table:style-name="ce2">
                <text:p><text:span text:style-name="T6">5.</text:span></text:p>
              </table:table-cell>
              <table:table-cell>
                <text:p><text:span text:style-name="T7">Data_in check-</text:span></text:p>
                <text:p><text:span text:style-name="T7">Check for data_in of the circuit by making data_in as unknown. when preset is low.</text:span></text:p>
                <text:p><text:span text:style-name="T7"/></text:p>
                <text:p><text:span text:style-name="T7">According to spec output follows the input.</text:span></text:p>
              </table:table-cell>
              <table:table-cell>
                <text:p><text:span text:style-name="T7">Make </text:span></text:p>
                <text:p><text:span text:style-name="T7">Preset =0</text:span></text:p>
                <text:p><text:span text:style-name="T7">input=data_in.</text:span></text:p>
              </table:table-cell>
              <table:table-cell>
                <text:p><text:span text:style-name="T7">q=it follows the input.</text:span></text:p>
              </table:table-cell>
              <table:table-cell>
                <text:p><text:span text:style-name="T7">clock=1,</text:span><text:span text:style-name="T7"><text:tab/></text:span><text:span text:style-name="T7">preset=0,</text:span><text:span text:style-name="T7"><text:tab/></text:span><text:span text:style-name="T7">data=x,</text:span><text:span text:style-name="T7"><text:tab/></text:span><text:span text:style-name="T7">q=x</text:span></text:p>
                <text:p><text:span text:style-name="T7">clock=1,</text:span><text:span text:style-name="T7"><text:tab/></text:span><text:span text:style-name="T7">preset=0,</text:span><text:span text:style-name="T7"><text:tab/></text:span><text:span text:style-name="T7">data=1,</text:span><text:span text:style-name="T7"><text:tab/></text:span><text:span text:style-name="T7">q=1</text:span></text:p>
                <text:p><text:span text:style-name="T7">clock=1,</text:span><text:span text:style-name="T7"><text:tab/></text:span><text:span text:style-name="T7">preset=0,</text:span><text:span text:style-name="T7"><text:tab/></text:span><text:span text:style-name="T7">data=z,</text:span><text:span text:style-name="T7"><text:tab/></text:span><text:span text:style-name="T7">q=z</text:span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6.</text:span></text:p>
              </table:table-cell>
              <table:table-cell>
                <text:p><text:span text:style-name="T7">data_in check-</text:span></text:p>
                <text:p><text:span text:style-name="T7">Check for data_in of the circuit by making data_in as z. when preset is low.</text:span></text:p>
                <text:p><text:span text:style-name="T7">According to spec output follows the input.</text:span></text:p>
              </table:table-cell>
              <table:table-cell>
                <text:p><text:span text:style-name="T7">Make </text:span></text:p>
                <text:p><text:span text:style-name="T7">Preset=0</text:span></text:p>
                <text:p><text:span text:style-name="T7">input=data_in</text:span></text:p>
              </table:table-cell>
              <table:table-cell>
                <text:p><text:span text:style-name="T7">q=it follows the input</text:span></text:p>
              </table:table-cell>
              <table:table-cell>
                <text:p><text:span text:style-name="T7">clock=1,</text:span><text:span text:style-name="T7"><text:tab/></text:span><text:span text:style-name="T7">preset=0,</text:span><text:span text:style-name="T7"><text:tab/></text:span><text:span text:style-name="T7">data=z,</text:span><text:span text:style-name="T7"><text:tab/></text:span><text:span text:style-name="T7">q=z</text:span></text:p>
                <text:p><text:span text:style-name="T7">clock=1,</text:span><text:span text:style-name="T7"><text:tab/></text:span><text:span text:style-name="T7">preset=0,</text:span><text:span text:style-name="T7"><text:tab/></text:span><text:span text:style-name="T7">data=x,</text:span><text:span text:style-name="T7"><text:tab/></text:span><text:span text:style-name="T7">q=x</text:span></text:p>
                <text:p><text:span text:style-name="T7">clock=1,</text:span><text:span text:style-name="T7"><text:tab/></text:span><text:span text:style-name="T7">preset=0,</text:span><text:span text:style-name="T7"><text:tab/></text:span><text:span text:style-name="T7">data=0,</text:span><text:span text:style-name="T7"><text:tab/></text:span><text:span text:style-name="T7">q=0</text:span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7.</text:span></text:p>
              </table:table-cell>
              <table:table-cell>
                <text:p><text:span text:style-name="T7">Preset check-</text:span></text:p>
                <text:p><text:span text:style-name="T7">Check for preset of the circuit by making preset as high. When data_in as unknown or z.</text:span></text:p>
                <text:p><text:span text:style-name="T7">According to spec it preset the entire circuit at posedge clk only.</text:span></text:p>
              </table:table-cell>
              <table:table-cell>
                <text:p><text:span text:style-name="T7">Make </text:span></text:p>
                <text:p><text:span text:style-name="T7">Preset=1</text:span></text:p>
                <text:p><text:span text:style-name="T7">data_in=x or z</text:span></text:p>
                <text:p><text:span text:style-name="T7"/></text:p>
              </table:table-cell>
              <table:table-cell>
                <text:p><text:span text:style-name="T7">q=1(irrespective of input it preset to 1)</text:span></text:p>
              </table:table-cell>
              <table:table-cell>
                <text:p><text:span text:style-name="T7">clock=1,</text:span><text:span text:style-name="T7"><text:tab/></text:span><text:span text:style-name="T7">preset=1,</text:span><text:span text:style-name="T7"><text:tab/></text:span><text:span text:style-name="T7">data=z,</text:span><text:span text:style-name="T7"><text:tab/></text:span><text:span text:style-name="T7">q=1</text:span></text:p>
                <text:p><text:span text:style-name="T7">clock=1,</text:span><text:span text:style-name="T7"><text:tab/></text:span><text:span text:style-name="T7">preset=1,</text:span><text:span text:style-name="T7"><text:tab/></text:span><text:span text:style-name="T7">data=x,</text:span><text:span text:style-name="T7"><text:tab/></text:span><text:span text:style-name="T7">q=1</text:span></text:p>
              </table:table-cell>
              <table:table-cell>
                <text:p><text:span text:style-name="T7">pass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8:42:27.860048928</meta:creation-date>
    <dc:date>2016-11-16T10:21:45.141842054</dc:date>
    <meta:editing-duration>PT1H42M16S</meta:editing-duration>
    <meta:editing-cycles>16</meta:editing-cycles>
    <meta:generator>LibreOffice/4.3.7.2$Linux_X86_64 LibreOffice_project/430$Build-2</meta:generator>
    <meta:document-statistic meta:object-count="28"/>
  </office:meta>
</office:document-meta>
</file>